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5-02-24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5-01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4-12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4-11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4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4-09-17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4-09-17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4-08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4-07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4-06-2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4-05-29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4-04-2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4-03-19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4-02-2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4-01-29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3-12-2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3-11-3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3-10-30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3-08-29 0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3-07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3-06-28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3-05-3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3-04-2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3-03-2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3-02-27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3-01-2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2-12-16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2-11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2-10-28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2-09-2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2-08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2-07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2-06-2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2-05-30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2-04-27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2-03-1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2-02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2-01-27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1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1-11-23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1-10-27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1-09-1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1-08-24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1-07-29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1-06-22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1-05-2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1-04-29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1-03-23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1-02-24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1-01-2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0-12-28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0-11-2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0-10-30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0-09-2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0-08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0-07-2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0-06-25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0-05-27 0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0-04-30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0-03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0-02-2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20-01-31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9-12-2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9-11-27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9-10-31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9-09-25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9-08-26 0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9-07-25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9-06-27 0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9-05-3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9-04-2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9-03-1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9-02-26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9-01-29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8-12-2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8-11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8-11-0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8-09-2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8-09-0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8-07-3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8-07-0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8-05-3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8-04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8-03-0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8-03-01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8-01-29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7-12-29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7-11-3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7-10-30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7-09-2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7-09-2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7-08-3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7-07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7-06-2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7-06-0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7-04-27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7-03-30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7-03-20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7-03-02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7-02-02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6-12-2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6-11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6-10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6-09-21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6-08-3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6-07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6-06-2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6-05-3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6-04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6-03-28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6-01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5-12-2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5-10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5-09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5-08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5-06-2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5-05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5-04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5-03-2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5-02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5-01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4-12-1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4-11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4-10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4-09-24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4-07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4-06-3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4-05-3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4-04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4-03-2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4-02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4-01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3-12-2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3-11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3-10-2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3-08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3-07-3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3-06-28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3-05-3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3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3-03-2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3-02-2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3-01-30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2-12-2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2-11-3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2-10-31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2-09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2-08-31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2-07-27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2-06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2-05-31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2-04-2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2-03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2-02-2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2-01-3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1-12-27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1-11-3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1-10-3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1-09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1-08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1-07-21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1-06-2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1-05-2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1-04-2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1-03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1-02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1-01-26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0-12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0-11-3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0-10-2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0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0-08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0-07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0-06-22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0-05-2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0-03-2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0-02-25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10-01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9-12-1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9-11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9-10-2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9-09-3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9-08-2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9-06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9-05-2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9-04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9-03-2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9-02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9-01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8-11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8-09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8-08-2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8-07-3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8-06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8-05-2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8-04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8-04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8-03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8-02-03 0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8-01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7-11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7-10-30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7-09-2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7-06-2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7-03-26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6-12-2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6-08-24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6-01-2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5-12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5-11-2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5-10-2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5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5-08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5-07-2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5-06-2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5-05-2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5-04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5-03-3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5-02-2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529109452101</text:p>
          </table:table-cell>
          <table:table-cell office:value-type="string" calcext:value-type="string">
            <text:p>D-06-25 11DBA [DPW-12]</text:p>
          </table:table-cell>
          <table:table-cell office:value-type="string" calcext:value-type="string">
            <text:p>200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90" meta:object-count="0"/>
    <meta:user-defined meta:name="AppVersion">3.0</meta:user-defined>
  </office:meta>
</office:document-meta>
</file>